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1" style:family="text">
      <style:text-properties officeooo:rsid="0006b3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NumEx"/>
      </text:sequence-decls>
      <text:p text:style-name="Standard"><text:sequence text:ref-name="refNumEx0" text:name="NumEx" text:formula="ooow:NumEx+1" style:num-format="1">1</text:sequence><text:tab/><text:span text:style-name="T1">the<text:tab/>text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erhard Schaden</meta:initial-creator>
    <meta:creation-date>2023-07-18T12:57:08.577368105</meta:creation-date>
    <dc:date>2023-07-18T12:58:22.706847948</dc:date>
    <dc:creator>Gerhard Schaden</dc:creator>
    <meta:editing-duration>PT1M14S</meta:editing-duration>
    <meta:editing-cycles>1</meta:editing-cycles>
    <meta:document-statistic meta:table-count="0" meta:image-count="0" meta:object-count="0" meta:page-count="1" meta:paragraph-count="1" meta:word-count="3" meta:character-count="10" meta:non-whitespace-character-count="8"/>
    <meta:generator>LibreOffice/7.4.7.2$Linux_X86_64 LibreOffice_project/40$Build-2</meta:generator>
  </office:meta>
</office:document-meta>
</file>